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color="#4472C4"/>
    </style:style>
    <style:style style:name="P2" style:parent-style-name="Normal" style:family="paragraph">
      <style:text-properties fo:color="#4472C4"/>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text-properties fo:color="#FF0000"/>
    </style:style>
    <style:style style:name="P8" style:parent-style-name="Normal" style:family="paragraph">
      <style:text-properties fo:color="#FF0000"/>
    </style:style>
    <style:style style:name="P9" style:parent-style-name="Normal" style:family="paragraph">
      <style:text-properties fo:color="#FF0000"/>
    </style:style>
    <style:style style:name="P10" style:parent-style-name="Normal" style:family="paragraph">
      <style:text-properties fo:color="#FF0000"/>
    </style:style>
    <style:style style:name="T11" style:parent-style-name="Policepardéfaut" style:family="text">
      <style:text-properties fo:color="#70AD47"/>
    </style:style>
    <style:style style:name="P12" style:parent-style-name="Normal" style:family="paragraph">
      <style:text-properties fo:color="#70AD47"/>
    </style:style>
    <style:style style:name="P13" style:parent-style-name="Normal" style:family="paragraph">
      <style:text-properties fo:color="#FF0000"/>
    </style:style>
    <style:style style:name="P14" style:parent-style-name="Normal" style:family="paragraph">
      <style:text-properties fo:color="#FF0000"/>
    </style:style>
    <style:style style:name="P15" style:parent-style-name="Normal" style:family="paragraph">
      <style:text-properties fo:color="#FF0000"/>
    </style:style>
    <style:style style:name="P16" style:parent-style-name="Normal" style:family="paragraph">
      <style:text-properties fo:color="#FF0000"/>
    </style:style>
    <style:style style:name="P17" style:parent-style-name="Normal" style:family="paragraph">
      <style:text-properties fo:color="#FF0000"/>
    </style:style>
    <style:style style:name="P18" style:parent-style-name="Normal" style:family="paragraph">
      <style:text-properties fo:color="#FF0000"/>
    </style:style>
    <style:style style:name="P19" style:parent-style-name="Normal" style:family="paragraph">
      <style:text-properties fo:color="#FF0000"/>
    </style:style>
    <style:style style:name="P20" style:parent-style-name="Normal" style:family="paragraph">
      <style:paragraph-properties fo:text-align="center"/>
      <style:text-properties fo:color="#4472C4"/>
    </style:style>
    <style:style style:name="P21" style:parent-style-name="Normal" style:family="paragraph">
      <style:text-properties fo:color="#4472C4"/>
    </style:style>
    <style:style style:name="P22" style:parent-style-name="Normal" style:family="paragraph">
      <style:text-properties fo:color="#4472C4"/>
    </style:style>
    <style:style style:name="P23" style:parent-style-name="Paragraphedeliste" style:list-style-name="LFO1" style:family="paragraph">
      <style:text-properties fo:color="#4472C4"/>
    </style:style>
    <style:style style:name="P24" style:parent-style-name="Paragraphedeliste" style:list-style-name="LFO1" style:family="paragraph">
      <style:text-properties fo:color="#4472C4"/>
    </style:style>
    <style:style style:name="P25" style:parent-style-name="Paragraphedeliste" style:list-style-name="LFO1" style:family="paragraph">
      <style:text-properties fo:color="#4472C4"/>
    </style:style>
    <style:style style:name="P26" style:parent-style-name="Normal" style:family="paragraph">
      <style:text-properties fo:color="#4472C4"/>
    </style:style>
    <style:style style:name="P27" style:parent-style-name="Paragraphedeliste" style:list-style-name="LFO1" style:family="paragraph">
      <style:text-properties fo:color="#4472C4"/>
    </style:style>
    <style:style style:name="P28" style:parent-style-name="Paragraphedeliste" style:list-style-name="LFO1" style:family="paragraph">
      <style:text-properties fo:color="#4472C4"/>
    </style:style>
    <style:style style:name="P29" style:parent-style-name="Normal" style:family="paragraph">
      <style:text-properties fo:color="#4472C4"/>
    </style:style>
    <style:style style:name="P30" style:parent-style-name="Paragraphedeliste" style:list-style-name="LFO1" style:family="paragraph">
      <style:text-properties fo:color="#4472C4"/>
    </style:style>
    <style:style style:name="P31" style:parent-style-name="Normal" style:family="paragraph">
      <style:text-properties fo:color="#4472C4"/>
    </style:style>
    <style:style style:name="P32" style:parent-style-name="Paragraphedeliste" style:list-style-name="LFO1" style:family="paragraph"/>
    <style:style style:name="T33" style:parent-style-name="Policepardéfaut" style:family="text">
      <style:text-properties fo:color="#4472C4"/>
    </style:style>
    <style:style style:name="P34" style:parent-style-name="Normal" style:family="paragraph">
      <style:text-properties fo:color="#4472C4"/>
    </style:style>
    <style:style style:name="P35" style:parent-style-name="Paragraphedeliste" style:list-style-name="LFO1" style:family="paragraph">
      <style:text-properties fo:color="#4472C4"/>
    </style:style>
    <style:style style:name="P36" style:parent-style-name="Normal" style:family="paragraph">
      <style:text-properties fo:color="#4472C4"/>
    </style:style>
    <style:style style:name="P37" style:parent-style-name="Paragraphedeliste" style:list-style-name="LFO1" style:family="paragraph">
      <style:text-properties fo:color="#4472C4"/>
    </style:style>
    <style:style style:name="P38" style:parent-style-name="Normal" style:family="paragraph">
      <style:text-properties fo:color="#4472C4"/>
    </style:style>
    <style:style style:name="P39" style:parent-style-name="Paragraphedeliste" style:list-style-name="LFO1" style:family="paragraph">
      <style:text-properties fo:color="#4472C4"/>
    </style:style>
    <style:style style:name="P40" style:parent-style-name="Normal" style:family="paragraph">
      <style:text-properties fo:color="#4472C4"/>
    </style:style>
    <style:style style:name="P41" style:parent-style-name="Paragraphedeliste" style:list-style-name="LFO1" style:family="paragraph">
      <style:text-properties fo:color="#4472C4"/>
    </style:style>
    <style:style style:name="T42" style:parent-style-name="Policepardéfaut" style:family="text">
      <style:text-properties fo:color="#4472C4"/>
    </style:style>
    <style:style style:name="T43" style:parent-style-name="Policepardéfaut" style:family="text">
      <style:text-properties fo:color="#FF0000"/>
    </style:style>
    <style:style style:name="P44" style:parent-style-name="Paragraphedeliste" style:list-style-name="LFO1" style:family="paragraph">
      <style:text-properties fo:color="#4472C4"/>
    </style:style>
    <style:style style:name="P45" style:parent-style-name="Normal" style:family="paragraph">
      <style:text-properties fo:color="#4472C4"/>
    </style:style>
    <style:style style:name="P46" style:parent-style-name="Paragraphedeliste" style:list-style-name="LFO1" style:family="paragraph">
      <style:text-properties fo:color="#4472C4"/>
    </style:style>
    <style:style style:name="P47" style:parent-style-name="Normal" style:family="paragraph">
      <style:text-properties fo:color="#4472C4"/>
    </style:style>
    <style:style style:name="P48" style:parent-style-name="Paragraphedeliste" style:list-style-name="LFO1" style:family="paragraph">
      <style:text-properties fo:color="#4472C4"/>
    </style:style>
    <style:style style:name="P49" style:parent-style-name="Normal" style:family="paragraph">
      <style:text-properties fo:color="#4472C4"/>
    </style:style>
    <style:style style:name="P50" style:parent-style-name="Paragraphedeliste" style:list-style-name="LFO1" style:family="paragraph">
      <style:text-properties fo:color="#4472C4"/>
    </style:style>
    <style:style style:name="P51" style:parent-style-name="Normal" style:family="paragraph">
      <style:text-properties fo:color="#4472C4"/>
    </style:style>
    <style:style style:name="P52" style:parent-style-name="Paragraphedeliste" style:list-style-name="LFO1" style:family="paragraph">
      <style:text-properties fo:color="#4472C4"/>
    </style:style>
    <style:style style:name="P53" style:parent-style-name="Normal" style:family="paragraph">
      <style:text-properties fo:color="#4472C4"/>
    </style:style>
    <style:style style:name="P54" style:parent-style-name="Paragraphedeliste" style:list-style-name="LFO1" style:family="paragraph">
      <style:text-properties fo:color="#4472C4"/>
    </style:style>
    <style:style style:name="P55" style:parent-style-name="Normal" style:family="paragraph">
      <style:text-properties fo:color="#4472C4"/>
    </style:style>
    <style:style style:name="P56" style:parent-style-name="Paragraphedeliste" style:list-style-name="LFO1" style:family="paragraph">
      <style:text-properties fo:color="#4472C4"/>
    </style:style>
    <style:style style:name="P57" style:parent-style-name="Normal" style:family="paragraph">
      <style:text-properties fo:color="#4472C4"/>
    </style:style>
    <style:style style:name="P58" style:parent-style-name="Paragraphedeliste" style:list-style-name="LFO1" style:family="paragraph">
      <style:text-properties fo:color="#4472C4"/>
    </style:style>
    <style:style style:name="P59" style:parent-style-name="Paragraphedeliste" style:list-style-name="LFO1" style:family="paragraph">
      <style:text-properties fo:color="#4472C4"/>
    </style:style>
    <style:style style:name="P60" style:parent-style-name="Normal" style:family="paragraph">
      <style:text-properties fo:color="#4472C4"/>
    </style:style>
    <style:style style:name="P61" style:parent-style-name="Paragraphedeliste" style:list-style-name="LFO1" style:family="paragraph">
      <style:text-properties fo:color="#4472C4"/>
    </style:style>
    <style:style style:name="P62" style:parent-style-name="Normal" style:family="paragraph">
      <style:text-properties fo:color="#4472C4"/>
    </style:style>
    <style:style style:name="P63" style:parent-style-name="Paragraphedeliste" style:list-style-name="LFO1" style:family="paragraph">
      <style:text-properties fo:color="#4472C4"/>
    </style:style>
    <style:style style:name="P64" style:parent-style-name="Normal" style:family="paragraph">
      <style:text-properties fo:color="#4472C4"/>
    </style:style>
    <style:style style:name="P65" style:parent-style-name="Paragraphedeliste" style:list-style-name="LFO1" style:family="paragraph">
      <style:text-properties fo:color="#4472C4"/>
    </style:style>
    <style:style style:name="P66" style:parent-style-name="Normal" style:family="paragraph">
      <style:text-properties fo:color="#4472C4"/>
    </style:style>
    <style:style style:name="P67" style:parent-style-name="Paragraphedeliste" style:list-style-name="LFO1" style:family="paragraph">
      <style:text-properties fo:color="#4472C4"/>
    </style:style>
    <style:style style:name="P68" style:parent-style-name="Normal" style:family="paragraph">
      <style:text-properties fo:color="#4472C4"/>
    </style:style>
    <style:style style:name="P69" style:parent-style-name="Paragraphedeliste" style:list-style-name="LFO1" style:family="paragraph">
      <style:text-properties fo:color="#4472C4"/>
    </style:style>
    <style:style style:name="P70" style:parent-style-name="Normal" style:family="paragraph">
      <style:text-properties fo:color="#4472C4"/>
    </style:style>
    <style:style style:name="P71" style:parent-style-name="Paragraphedeliste" style:list-style-name="LFO1" style:family="paragraph">
      <style:text-properties fo:color="#4472C4"/>
    </style:style>
    <style:style style:name="P72" style:parent-style-name="Normal" style:family="paragraph">
      <style:paragraph-properties fo:margin-left="0.25in">
        <style:tab-stops/>
      </style:paragraph-properties>
      <style:text-properties fo:color="#4472C4"/>
    </style:style>
    <style:style style:name="P73" style:parent-style-name="Normal" style:family="paragraph">
      <style:paragraph-properties fo:margin-bottom="0in"/>
      <style:text-properties style:font-name="Segoe UI Emoji" style:font-name-complex="Segoe UI Emoji"/>
    </style:style>
    <style:style style:name="P74" style:parent-style-name="Normal" style:family="paragraph">
      <style:paragraph-properties fo:margin-bottom="0in"/>
      <style:text-properties style:font-name="Segoe UI Emoji" style:font-name-complex="Segoe UI Emoji"/>
    </style:style>
    <style:style style:name="P75" style:parent-style-name="Normal" style:family="paragraph">
      <style:paragraph-properties fo:margin-bottom="0in"/>
      <style:text-properties style:font-name="Segoe UI Emoji" style:font-name-complex="Segoe UI Emoji"/>
    </style:style>
    <style:style style:name="P76" style:parent-style-name="Normal" style:family="paragraph">
      <style:paragraph-properties fo:margin-bottom="0in"/>
    </style:style>
    <style:style style:name="T77" style:parent-style-name="Policepardéfaut" style:family="text">
      <style:text-properties style:font-name="Segoe UI Symbol" style:font-name-complex="Segoe UI Symbol"/>
    </style:style>
    <style:style style:name="T78" style:parent-style-name="Policepardéfaut" style:family="text">
      <style:text-properties style:font-name="Segoe UI Emoji" style:font-name-complex="Segoe UI Emoji"/>
    </style:style>
    <style:style style:name="P79" style:parent-style-name="Normal" style:family="paragraph">
      <style:paragraph-properties fo:margin-bottom="0in"/>
    </style:style>
    <style:style style:name="T80" style:parent-style-name="Policepardéfaut" style:family="text">
      <style:text-properties style:font-name="Segoe UI Symbol" style:font-name-complex="Segoe UI Symbol"/>
    </style:style>
    <style:style style:name="T81" style:parent-style-name="Policepardéfaut" style:family="text">
      <style:text-properties style:font-name="Segoe UI Emoji" style:font-name-complex="Segoe UI Emoji"/>
    </style:style>
    <style:style style:name="P82" style:parent-style-name="Normal" style:family="paragraph">
      <style:paragraph-properties fo:margin-bottom="0in"/>
    </style:style>
    <style:style style:name="T83" style:parent-style-name="Policepardéfaut" style:family="text">
      <style:text-properties style:font-name="Segoe UI Symbol" style:font-name-complex="Segoe UI Symbol"/>
    </style:style>
    <style:style style:name="T84" style:parent-style-name="Policepardéfaut" style:family="text">
      <style:text-properties style:font-name="Segoe UI Emoji" style:font-name-complex="Segoe UI Emoji"/>
    </style:style>
    <style:style style:name="P85" style:parent-style-name="Normal" style:family="paragraph">
      <style:paragraph-properties fo:margin-bottom="0in"/>
    </style:style>
    <style:style style:name="T86" style:parent-style-name="Policepardéfaut" style:family="text">
      <style:text-properties style:font-name="Segoe UI Symbol" style:font-name-complex="Segoe UI Symbol"/>
    </style:style>
    <style:style style:name="T87" style:parent-style-name="Policepardéfaut" style:family="text">
      <style:text-properties style:font-name="Segoe UI Emoji" style:font-name-complex="Segoe UI Emoji"/>
    </style:style>
    <style:style style:name="P88" style:parent-style-name="Normal" style:family="paragraph">
      <style:paragraph-properties fo:margin-bottom="0in"/>
    </style:style>
    <style:style style:name="T89" style:parent-style-name="Policepardéfaut" style:family="text">
      <style:text-properties style:font-name="Segoe UI Symbol" style:font-name-complex="Segoe UI Symbol"/>
    </style:style>
    <style:style style:name="T90" style:parent-style-name="Policepardéfaut" style:family="text">
      <style:text-properties style:font-name="Segoe UI Emoji" style:font-name-complex="Segoe UI Emoji"/>
    </style:style>
    <style:style style:name="P91" style:parent-style-name="Normal" style:family="paragraph">
      <style:paragraph-properties fo:margin-bottom="0in"/>
    </style:style>
    <style:style style:name="T92" style:parent-style-name="Policepardéfaut" style:family="text">
      <style:text-properties style:font-name="Segoe UI Symbol" style:font-name-complex="Segoe UI Symbol"/>
    </style:style>
    <style:style style:name="T93" style:parent-style-name="Policepardéfaut" style:family="text">
      <style:text-properties style:font-name="Segoe UI Emoji" style:font-name-complex="Segoe UI Emoji"/>
    </style:style>
    <style:style style:name="P94" style:parent-style-name="Normal" style:family="paragraph">
      <style:paragraph-properties fo:margin-bottom="0in"/>
      <style:text-properties style:font-name="Segoe UI Emoji" style:font-name-complex="Segoe UI Emoji"/>
    </style:style>
    <style:style style:name="P95" style:parent-style-name="Normal" style:family="paragraph">
      <style:paragraph-properties fo:margin-bottom="0in"/>
      <style:text-properties style:font-name="Segoe UI Emoji" style:font-name-complex="Segoe UI Emoji"/>
    </style:style>
    <style:style style:name="P96" style:parent-style-name="Normal" style:family="paragraph">
      <style:paragraph-properties fo:margin-bottom="0in"/>
      <style:text-properties style:font-name="Segoe UI Emoji" style:font-name-complex="Segoe UI Emoji"/>
    </style:style>
    <style:style style:name="P97" style:parent-style-name="Normal" style:family="paragraph">
      <style:paragraph-properties fo:margin-bottom="0in"/>
      <style:text-properties style:font-name="Segoe UI Emoji" style:font-name-complex="Segoe UI Emoji"/>
    </style:style>
    <style:style style:name="P98" style:parent-style-name="Normal" style:family="paragraph">
      <style:paragraph-properties fo:margin-bottom="0in"/>
    </style:style>
    <style:style style:name="T99" style:parent-style-name="Policepardéfaut" style:family="text">
      <style:text-properties style:font-name="Segoe UI Symbol" style:font-name-complex="Segoe UI Symbol"/>
    </style:style>
    <style:style style:name="T100" style:parent-style-name="Policepardéfaut" style:family="text">
      <style:text-properties style:font-name="Segoe UI Emoji" style:font-name-complex="Segoe UI Emoji"/>
    </style:style>
    <style:style style:name="P101" style:parent-style-name="Normal" style:family="paragraph">
      <style:paragraph-properties fo:margin-bottom="0in"/>
    </style:style>
    <style:style style:name="T102" style:parent-style-name="Policepardéfaut" style:family="text">
      <style:text-properties style:font-name="Segoe UI Symbol" style:font-name-complex="Segoe UI Symbol"/>
    </style:style>
    <style:style style:name="T103" style:parent-style-name="Policepardéfaut" style:family="text">
      <style:text-properties style:font-name="Segoe UI Emoji" style:font-name-complex="Segoe UI Emoji"/>
    </style:style>
    <style:style style:name="P104" style:parent-style-name="Normal" style:family="paragraph">
      <style:paragraph-properties fo:margin-bottom="0in"/>
    </style:style>
    <style:style style:name="T105" style:parent-style-name="Policepardéfaut" style:family="text">
      <style:text-properties style:font-name="Segoe UI Symbol" style:font-name-complex="Segoe UI Symbol"/>
    </style:style>
    <style:style style:name="T106" style:parent-style-name="Policepardéfaut" style:family="text">
      <style:text-properties style:font-name="Segoe UI Emoji" style:font-name-complex="Segoe UI Emoji"/>
    </style:style>
    <style:style style:name="P107" style:parent-style-name="Normal" style:family="paragraph">
      <style:paragraph-properties fo:margin-bottom="0in"/>
    </style:style>
    <style:style style:name="T108" style:parent-style-name="Policepardéfaut" style:family="text">
      <style:text-properties style:font-name="Segoe UI Symbol" style:font-name-complex="Segoe UI Symbol"/>
    </style:style>
    <style:style style:name="T109" style:parent-style-name="Policepardéfaut" style:family="text">
      <style:text-properties style:font-name="Segoe UI Emoji" style:font-name-complex="Segoe UI Emoji"/>
    </style:style>
    <style:style style:name="P110" style:parent-style-name="Normal" style:family="paragraph">
      <style:paragraph-properties fo:margin-bottom="0in"/>
    </style:style>
    <style:style style:name="T111" style:parent-style-name="Policepardéfaut" style:family="text">
      <style:text-properties style:font-name="Segoe UI Symbol" style:font-name-complex="Segoe UI Symbol"/>
    </style:style>
    <style:style style:name="T112" style:parent-style-name="Policepardéfaut" style:family="text">
      <style:text-properties style:font-name="Segoe UI Emoji" style:font-name-complex="Segoe UI Emoji"/>
    </style:style>
    <style:style style:name="P113" style:parent-style-name="Normal" style:family="paragraph">
      <style:paragraph-properties fo:margin-bottom="0in"/>
    </style:style>
    <style:style style:name="T114" style:parent-style-name="Policepardéfaut" style:family="text">
      <style:text-properties style:font-name="Segoe UI Symbol" style:font-name-complex="Segoe UI Symbol"/>
    </style:style>
    <style:style style:name="T115" style:parent-style-name="Policepardéfaut" style:family="text">
      <style:text-properties style:font-name="Segoe UI Emoji" style:font-name-complex="Segoe UI Emoji"/>
    </style:style>
    <style:style style:name="P116" style:parent-style-name="Normal" style:family="paragraph">
      <style:paragraph-properties fo:margin-bottom="0in"/>
      <style:text-properties style:font-name="Segoe UI Emoji" style:font-name-complex="Segoe UI Emoji"/>
    </style:style>
    <style:style style:name="P117" style:parent-style-name="Normal" style:family="paragraph">
      <style:paragraph-properties fo:margin-bottom="0in"/>
      <style:text-properties style:font-name="Segoe UI Emoji" style:font-name-complex="Segoe UI Emoji"/>
    </style:style>
    <style:style style:name="P118" style:parent-style-name="Normal" style:family="paragraph">
      <style:paragraph-properties fo:margin-bottom="0in"/>
      <style:text-properties style:font-name="Segoe UI Emoji" style:font-name-complex="Segoe UI Emoji"/>
    </style:style>
    <style:style style:name="P119" style:parent-style-name="Normal" style:family="paragraph">
      <style:paragraph-properties fo:margin-bottom="0in"/>
      <style:text-properties style:font-name="Segoe UI Emoji" style:font-name-complex="Segoe UI Emoji"/>
    </style:style>
    <style:style style:name="P120" style:parent-style-name="Normal" style:family="paragraph">
      <style:paragraph-properties fo:margin-bottom="0in"/>
    </style:style>
    <style:style style:name="T121" style:parent-style-name="Policepardéfaut" style:family="text">
      <style:text-properties style:font-name="Segoe UI Symbol" style:font-name-complex="Segoe UI Symbol"/>
    </style:style>
    <style:style style:name="T122" style:parent-style-name="Policepardéfaut" style:family="text">
      <style:text-properties style:font-name="Segoe UI Emoji" style:font-name-complex="Segoe UI Emoji"/>
    </style:style>
  </office:automatic-styles>
  <office:body>
    <office:text text:use-soft-page-breaks="true">
      <text:p text:style-name="P1">/!\ LANCER LE BACK avec « nodemon server » sur le dossier back<text:line-break/>/!\ LANCER LE FRONT avec « npm run ng serve » sur le dossier front<text:line-break/>/!\ <text:s/>AFFICHER LE NETWORK DU NAVIGATEUR : F12, Network</text:p>
      <text:p text:style-name="P2"/>
      <text:p text:style-name="P3">----------------- PRESENTATION ----------------</text:p>
      <text:p text:style-name="Normal">Bonjour, je vais vous présenter aujourd’hui<text:s/>mon<text:s/>projet Piiquante.<text:s/></text:p>
      <text:p text:style-name="Normal">Qu’est-ce que Piiquante ? C’est une marque de condiments à base de piment qui souhaite<text:s/>aujourd’hui,<text:s/>développer une application web de critique des sauces piquantes. Cette application s’appellera « Hot Takes ».<text:s/><text:line-break/>Cette marque m’a contacté<text:s/>afin de créer la première version de l’application. Une galerie de sauces permettant aux utilisateurs de télécharger leurs sauces piquantes préférées et de liker ou disliker les sauces que d’autres partagent.<text:s/></text:p>
      <text:p text:style-name="Normal">Le front-end de l'application a été développé à l'aide d’Angular, ej n’ai pas eu à y toucher, et<text:s/>ma mission était donc de construire tout le backend et l'API.</text:p>
      <text:p text:style-name="Normal">Il fallait également porter une vigilance particulière en matière de sécurité et pour cela, l'API doit être construite selon des pratiques de code sécurisées. Tous les mots de passe des utilisateurs recueillis par l'application doivent être protégés par un hachage.<text:s/></text:p>
      <text:p text:style-name="P4">----------------- PRESENTATION DU SITE ----------------</text:p>
      <text:p text:style-name="Normal"/>
      <text:p text:style-name="Normal">Présentation des différentes fonctionnalités du site.</text:p>
      <text:p text:style-name="Normal"/>
      <text:p text:style-name="P5">----------------- PRESENTATION DU CODE ----------------</text:p>
      <text:p text:style-name="P6"/>
      <text:p text:style-name="Normal">J’ai commencé par installer NodeJS évidemment.<text:s/><text:line-break/>Puis j’ai cloné le repository front sur git, puis exécuter « npm install » et « npm run start ». Cela a installé toutes les dépendances requises par l'application front-end et lancer le serveur. Pour y accéder il faud taper : http://localhost:4200/<text:s/></text:p>
      <text:p text:style-name="Normal">A partir d’ici, j’ai créé un dossier vide « back ». J’ai initié git et créer un fichier gitignore pour les node_modules. Dans le dossier back, j’ai exécuté un npm init et dans le point d’entrée, indiqué le fichier « index.js » que j’ai créé par la suite.<text:s/></text:p>
      <text:p text:style-name="P7">Lecture du index.js<text:s/></text:p>
      <text:p text:style-name="Normal">On require le module « http », c’est un programme qui attend les requêtes et qui y répond. Puis on importe app.js.<text:line-break/>On a ensuite une fonction qui renvoie un port valide, qu’il soit fourni sous un number ou un string puis une fonction qui recherche les différentes erreurs et les gère.<text:s/>Puis on créé le server à partir du fichier app.js et le server écoute le port.<text:s/></text:p>
      <text:p text:style-name="P8">Lecture du app.js<text:s/></text:p>
      <text:p text:style-name="Normal">Dans app.js, on<text:s/>installe et require express, puis mongoose pour les interactions avec la bdd MondoDB, path, cors et dotenv.<text:s/><text:line-break/>J’ai configuré des variables d’environnements une fois que j’ai mis en place la base de données.<text:s/><text:line-break/>On voit également que j’utilise cors et express. Je require<text:s/>et utilise<text:s/>ensuite les routes user et sauces dont on parlera par la suite.<text:line-break/>On peut voir également que je lie le middleware multer pour les gérer les images à l’aide de path. Et ensuite on exporte app.<text:s/></text:p>
      <text:p text:style-name="P9">Lecture routes/user.js</text:p>
      <text:p text:style-name="Normal">Dans user.js, on require express ainsi que la class router pour créer des routes.<text:s/>On appelle le fichier controllers user donc on a besoin pour les routes post « signup » et « login » puis on exporte<text:s/>router.</text:p>
      <text:p text:style-name="Normal"/>
      <text:p text:style-name="P10">Lecture de controllers/user.js</text:p>
      <text:p text:style-name="Normal">Dans user.js de controllers, on require le fichier user.js de models puis le package bcrypt et jsonwebtoken.<text:s/></text:p>
      <text:p text:style-name="Normal">Ici, nous créons les middlewares signup et login. On peut voir dans le middleware signup que j’ai utilisé la fonction hash de bcrypt afin de sécurisé les mdp des utilisateurs par un hachage. J’ai choisi de le hasher en 10 fois.<text:s/></text:p>
      <text:p text:style-name="Normal">Et on peut voir également que dans le middleware login, j’ai utilisé la function sign de jsonwebtoken<text:s/>avec l’utilisation d’une clé d’encodage et un temps d’expiration de 24h pour celle-ci.<text:s/><text:span text:style-name="T11">Sur l’onglet « Network » de Chrome, on peut vérifier qu’une fois l’utilisateur connecté, chaque requête provenant du front-end contient bien un en-tête « Authorization » avec le mot-clé « Bearer » et une longue chaîne chiffrée.<text:s/></text:span></text:p>
      <text:p text:style-name="P12">Les tokens d'authentification permettent aux utilisateurs de se connecter une seule fois à leur compte. Au moment de se connecter, ils recevront leur token et le renverront automatiquement à chaque requête par la suite. Ceci permettra au back-end de vérifier que la requête est authentifiée.<text:s/></text:p>
      <text:p text:style-name="P13">Lecture de models/user.js</text:p>
      <text:p text:style-name="Normal">Dans user.js de models, on utilise le package mongoose et unique-validator. On créé le shéma pour les champs email et password. Et on précise que l’email doit être unique. Et on exporte le model user<text:s/></text:p>
      <text:p text:style-name="P14">Retour à controller/user.js<text:s/>et lecture du auth.js</text:p>
      <text:p text:style-name="Normal">Je reviens sur le fichier user.js de controllers. On avait parlé des jsonwebtoken.<text:s/>A partir de là, on a créé le fichier auth.js<text:s/>pour la validation des tokens. Authorize doit être ajoutée avant de commencer à construire le parcours pour les sauces car l'authentification est nécessaire pour qu'un utilisateur puisse effectuer une action sur le parcours des sauces. On appliquera ensuite ce middleware sur les routes que l’on souhaite protéger.</text:p>
      <text:p text:style-name="P15">Lecture de multer.js</text:p>
      <text:p text:style-name="Normal">Et j’ai aussi créé le fichier multer.js, qui sert à implémenter des téléchargements de fichiers pour que les utilisateurs puissent télécharger des images d'articles à vendre. Pour ce faire, je vais installer multer, un package qui nous permet de gérer les fichiers entrants dans les requêtes HTTP. Ainsi que fs, pour filesystem. Puis par créer un élément de middleware pour gérer ces fichiers entrants. Dans ce middleware, vous pouvez voir que j’ai créé une fonction qui gère la création du dossier images car il était demandé de ne pas avoir d’images sur le git<text:s/>et donc d’avoir un dossier image vide.<text:s/></text:p>
      <text:p text:style-name="P16">Lecture routes/sauces.js</text:p>
      <text:p text:style-name="Normal">A partir d’ici, nous créons les routes, controllers et models pour les sauces.<text:s/>Dans le fichier routes, vous pouvez voir que l’on appelle auth et multer et qu’on les utilise dans les routes.</text:p>
      <text:p text:style-name="P17">Lecture de controllers/sauces.js</text:p>
      <text:p text:style-name="Normal">Dans le sauces.js de controllers, nous retrouvons tous les middlewares qui servent à la création de sauces, la récuperation d’une ou de toutes les sauces, de la modification, de la suppression et également la gestion des likes et dislikes.</text:p>
      <text:p text:style-name="P18">Lecture de models/sauces.js</text:p>
      <text:p text:style-name="Normal">Et enfin le sauces.js de models, où on retrouve le schema pour les sauces.</text:p>
      <text:p text:style-name="Normal"/>
      <text:p text:style-name="Normal"/>
      <text:p text:style-name="Normal"/>
      <text:p text:style-name="Normal"/>
      <text:p text:style-name="Normal"/>
      <text:p text:style-name="Normal"/>
      <text:p text:style-name="P19"/>
      <text:soft-page-break/>
      <text:p text:style-name="P20">----------------- PREPARATION QUESTIONS ----------------</text:p>
      <text:p text:style-name="P21"/>
      <text:p text:style-name="P22">Qu’est-ce que la spécificité CSS ?<text:s/></text:p>
      <text:list text:style-name="LFO1" text:continue-numbering="true">
        <text:list-item>
          <text:p text:style-name="P23">La spécificité permet à votre style css de choisir entre deux sélecteurs qui font référence à un même élément.</text:p>
        </text:list-item>
        <text:list-item>
          <text:p text:style-name="P24">Si vous avez deux sélecteurs sur un titre qui applique chacun un style différent à un élément, ce sera le dernier sélecteur qui sera appliqué MAIS si l’un des sélecteurs à un id ou une classe, alors l’attribut ayant la spécificité la plus élevé sera appliqué.</text:p>
        </text:list-item>
        <text:list-item>
          <text:p text:style-name="P25">Style dans le html, les id, les class, les élements et pseudo-elements</text:p>
        </text:list-item>
      </text:list>
      <text:p text:style-name="P26">Qu’est-ce que le web sémantique ?</text:p>
      <text:list text:style-name="LFO1" text:continue-numbering="true">
        <text:list-item>
          <text:p text:style-name="P27">C’est une extension du web standardisé par le W3C.<text:s/></text:p>
        </text:list-item>
        <text:list-item>
          <text:p text:style-name="P28">Cela désigne un ensemble de technologies visant à rendre le contenu des ressources du World Wide Web accessible et utilisable par les programmes et agents logiciels.</text:p>
        </text:list-item>
      </text:list>
      <text:p text:style-name="P29">Qu’est-ce que le comportement en cascade du CSS ?</text:p>
      <text:list text:style-name="LFO1" text:continue-numbering="true">
        <text:list-item>
          <text:p text:style-name="P30">la cascade des styles signifie que l'ordre d'apparition des règles dans le CSS a une importance ; quand deux règles applicables ont la même spécificité, c'est la dernière déclarée qui sera utilisée pour la mise en forme.</text:p>
        </text:list-item>
      </text:list>
      <text:p text:style-name="P31">Pourquoi est-il important de séparer le HTML du CSS ?</text:p>
      <text:list text:style-name="LFO1" text:continue-numbering="true">
        <text:list-item>
          <text:p text:style-name="P32"><text:span text:style-name="T33">Le CSS est généralement utilisé pour séparer le contenu HTML de sa mise en forme. Cela permet une maintenance simplifiée selon qu'il faille en modifier son aspect ou son contenu.<text:s/></text:span></text:p>
        </text:list-item>
      </text:list>
      <text:p text:style-name="P34">Qu’est-ce qu’un CDN ?</text:p>
      <text:list text:style-name="LFO1" text:continue-numbering="true">
        <text:list-item>
          <text:p text:style-name="P35">Content delivery network (ou reseau de diffusion de contenu en FR) c’est un groupe de serveurs répartis en de nombreux endroits. Les CDN sont largement utilisés pour fournir des feuilles de style et des fichiers JavaScript (actifs statiques) de bibliothèques comme Bootstrap, jQuery, etc.</text:p>
        </text:list-item>
      </text:list>
      <text:p text:style-name="P36">Qu’est-ce que minifier des fichiers ?</text:p>
      <text:list text:style-name="LFO1" text:continue-numbering="true">
        <text:list-item>
          <text:p text:style-name="P37">Minifier un fichier permet de réduire la quantité de code qui doit être transféré sur le web. Plus le code sera léger, plus la bande passante sera conservée et plus le site s'affichera rapidement.</text:p>
        </text:list-item>
      </text:list>
      <text:p text:style-name="P38">Qu’est-ce que LocalStorage ?</text:p>
      <text:list text:style-name="LFO1" text:continue-numbering="true">
        <text:list-item>
          <text:p text:style-name="P39">Le HTML5 propose une solution pour faire du stockage hors ligne, grâce à Local Storage. Il permet de sauvegarder des données sous forme de chaines de caractères (des paires clé/valeur). Contrairement aux cookies, les données ne sont jamais transmises au serveur web distant.</text:p>
        </text:list-item>
      </text:list>
      <text:p text:style-name="P40">Méthodologie de localstorage, pourquoi il ne faut pas garder les prix dans le localstorage :</text:p>
      <text:list text:style-name="LFO1" text:continue-numbering="true">
        <text:list-item>
          <text:p text:style-name="P41">Les données ne sont pas chiffrées, accessibles facilement à tout utilisateur ayant accès au navigateur, et modifiables de la même façon. Il ne faut donc pas y placer d'informations sensibles.</text:p>
        </text:list-item>
      </text:list>
      <text:p text:style-name="Normal"><text:span text:style-name="T42">Qu’est-ce que le DOM ?</text:span><text:span text:style-name="T43"><text:s/></text:span></text:p>
      <text:list text:style-name="LFO1" text:continue-numbering="true">
        <text:list-item>
          <text:p text:style-name="P44">Le DOM, qui signifie Document Object Model (c'est-à-dire "modèle d'objet de document", en français), est une interface de programmation qui est une représentation du HTML d'une page web et qui permet d'accéder aux éléments de cette page web et de les modifier avec le langage JavaScript.</text:p>
        </text:list-item>
      </text:list>
      <text:p text:style-name="P45">Qu’est-ce que le Callback Hell ?</text:p>
      <text:list text:style-name="LFO1" text:continue-numbering="true">
        <text:list-item>
          <text:p text:style-name="P46">L'utilisation massive de callbacks est considérée comme une mauvaise pratique, on parle alors de Callback hell (l'enfer des fonctions de rappel en français).</text:p>
        </text:list-item>
      </text:list>
      <text:p text:style-name="P47">Qu’est-ce que le Regex ?</text:p>
      <text:list text:style-name="LFO1" text:continue-numbering="true">
        <text:list-item>
          <text:p text:style-name="P48">Regex ou expression régulière est une chaîne de caractères qui décrit, selon une syntaxe précise, un ensemble de chaînes de caractères possibles.</text:p>
        </text:list-item>
      </text:list>
      <text:soft-page-break/>
      <text:p text:style-name="P49">Qu’est-ce que JSON.parse et JSON.Stringify ?</text:p>
      <text:list text:style-name="LFO1" text:continue-numbering="true">
        <text:list-item>
          <text:p text:style-name="P50">La méthode JSON.parse() analyse une chaîne de caractères JSON et traduit/construit la valeur pour le JavaScript. La méthode JSON.stringify() convertit une valeur JavaScript en chaîne JSON.</text:p>
        </text:list-item>
      </text:list>
      <text:p text:style-name="P51">Qu’est-ce que le DesignPattern (gabarit, templating) ?</text:p>
      <text:list text:style-name="LFO1" text:continue-numbering="true">
        <text:list-item>
          <text:p text:style-name="P52">Un design pattern ou un patron de conception est un arrangement caractéristique de modules, reconnu comme bonne pratique en réponse à un problème de conception. Il décrit une solution standard, utilisable dans la conception de différents logiciels.<text:s/></text:p>
        </text:list-item>
      </text:list>
      <text:p text:style-name="P53">Qu’est-ce qu’une chaine de caractères concaténée ?</text:p>
      <text:list text:style-name="LFO1" text:continue-numbering="true">
        <text:list-item>
          <text:p text:style-name="P54">La concaténation est une opération de « collage » de chaînes de caractères. Il s'agit tout simplement d'ajouter une chaîne à la suite d'une autre. La concaténation s'effectue grâce à l'opérateur +.</text:p>
        </text:list-item>
      </text:list>
      <text:p text:style-name="P55">Pourquoi faut-il une bonne indentation ?</text:p>
      <text:list text:style-name="LFO1" text:continue-numbering="true">
        <text:list-item>
          <text:p text:style-name="P56">L’indentation correspond au fait de décaler certaines lignes de code par rapport à d’autres. Cela est généralement utilisé pour rendre son code plus lisible et donc plus simple à comprendre.</text:p>
        </text:list-item>
      </text:list>
      <text:p text:style-name="P57">Qu’est-ce que le fetch,<text:s/>.then et .catch ?</text:p>
      <text:list text:style-name="LFO1" text:continue-numbering="true">
        <text:list-item>
          <text:p text:style-name="P58">La méthode fetch() correspond à la “nouvelle façon” d’effectuer des requêtes HTTP. Cette méthode permet l’échange de données avec le serveur de manière asynchrone. Cela renvoie des promises et un catch avec lequel on traite et affiche les erreurs.</text:p>
        </text:list-item>
        <text:list-item>
          <text:p text:style-name="P59">Fetch est une nouvelle API JavaScript native, prise en charge par la plupart des navigateurs aujourd'hui. Fetch vous permet de faire des requêtes réseau similaires à XMLHttpRequest. Selon la documentation de Google Developers, Fetch facilite la création de requêtes asynchrones et gère mieux les réponses qu'avec l'ancien XMLHttpRequest.</text:p>
        </text:list-item>
      </text:list>
      <text:p text:style-name="P60">Qu’est-ce que l’Async/await ?<text:s/></text:p>
      <text:list text:style-name="LFO1" text:continue-numbering="true">
        <text:list-item>
          <text:p text:style-name="P61">Utiliser le mot clef async devant une fonction force la fonction à retourner une promesse et nous permet d’utiliser await dans celle-ci. En utilisant le mot clef await devant une promesse, on oblige le JavaScript à attendre que la promesse soit consommée.</text:p>
        </text:list-item>
      </text:list>
      <text:p text:style-name="P62">GET, POST, PUT, DELETE</text:p>
      <text:list text:style-name="LFO1" text:continue-numbering="true">
        <text:list-item>
          <text:p text:style-name="P63">http request methods, methode de requete HTTP, get récupérer, post créer, put modifier, delete supprimer</text:p>
        </text:list-item>
      </text:list>
      <text:p text:style-name="P64">Pourquoi avoir utiliser un CORS package et non les headers ?<text:s/></text:p>
      <text:list text:style-name="LFO1" text:continue-numbering="true">
        <text:list-item>
          <text:p text:style-name="P65">Je voulais essayer le package cors déjà. Puis, même si dans ce projet cela n’a pas besoin d’être manipulé, dans le<text:s/>cors package, je n’ai pas besoin de manipuler les headers supplémentaires.<text:s/></text:p>
        </text:list-item>
      </text:list>
      <text:p text:style-name="P66">Expliquer les variables d’environnements ?</text:p>
      <text:list text:style-name="LFO1" text:continue-numbering="true">
        <text:list-item>
          <text:p text:style-name="P67">Les variables d'environnement sont généralement utilisées pour définir la configuration d'une application. Elles pourront, par exemple, être utilisées pour renseigner la configuration d'une base de données ou pour définir des mots de passe.</text:p>
        </text:list-item>
      </text:list>
      <text:p text:style-name="P68">Qu’est-ce que MongoDB ?</text:p>
      <text:list text:style-name="LFO1" text:continue-numbering="true">
        <text:list-item>
          <text:p text:style-name="P69">MongoDB est une base de données NoSQL. Cela signifie que l'on ne peut pas utiliser SQL pour communiquer avec. Les données sont stockées comme des collections de documents individuels décrits en JSON (JavaScript Object Notation). Il n'y a pas de schéma strict de données (on peut écrire, en gros, ce que l'on veut où l'on veut), et il n'y a pas de relation concrète entre les différentes données.</text:p>
        </text:list-item>
      </text:list>
      <text:p text:style-name="P70">Qu’est-ce qu’un token d’auth ?<text:s/></text:p>
      <text:list text:style-name="LFO1" text:continue-numbering="true">
        <text:list-item>
          <text:p text:style-name="P71">Les tokens d'authentification permettent aux utilisateurs de se connecter une seule fois à leur compte. Au moment de se connecter, ils recevront leur token et le renverront automatiquement à chaque requête par la suite. Ceci permettra au back-end de vérifier que la requête est authentifiée.</text:p>
        </text:list-item>
      </text:list>
      <text:p text:style-name="P72"/>
      <text:soft-page-break/>
      <text:p text:style-name="P73">🎯Implémenter un modèle logique de données conformément à la réglementation</text:p>
      <text:p text:style-name="P74"/>
      <text:p text:style-name="P75">L'API est complète lorsque :</text:p>
      <text:p text:style-name="P76"><text:span text:style-name="T77">❒</text:span><text:span text:style-name="T78"><text:s/>Le backend de l'application ne tombe pas en panne lors de son exécution.</text:span></text:p>
      <text:p text:style-name="P79"><text:span text:style-name="T80">❒</text:span><text:span text:style-name="T81"><text:s/>Il n'y a pas d'erreurs dans la console lors de l'exécution de l'application.</text:span></text:p>
      <text:p text:style-name="P82"><text:span text:style-name="T83">❒</text:span><text:span text:style-name="T84"><text:s/>L'application utilise toutes les routes énumérées dans le document « spécifications ».</text:span></text:p>
      <text:p text:style-name="P85"><text:span text:style-name="T86">❒</text:span><text:span text:style-name="T87"><text:s/>Le projet utilise le framework Express Node.js.</text:span></text:p>
      <text:p text:style-name="P88"><text:span text:style-name="T89">❒</text:span><text:span text:style-name="T90"><text:s/>Le projet est articulé autour d’un serveur Node.js.</text:span></text:p>
      <text:p text:style-name="P91"><text:span text:style-name="T92">❒</text:span><text:span text:style-name="T93"><text:s/>Le projet utilise une base de données MongoDB (sur MongoDB Atlas ou un service similaire).</text:span></text:p>
      <text:p text:style-name="P94"/>
      <text:p text:style-name="P95">🎯 Stocker des données de manière sécurisée</text:p>
      <text:p text:style-name="P96"/>
      <text:p text:style-name="P97">L'API est sécurisée lorsque :</text:p>
      <text:p text:style-name="P98"><text:span text:style-name="T99">❒</text:span><text:span text:style-name="T100"><text:s/>Les mots de passe utilisateurs sont stockés dans la base de données en utilisant un hachage des données.</text:span></text:p>
      <text:p text:style-name="P101"><text:span text:style-name="T102">❒</text:span><text:span text:style-name="T103"><text:s/>L'application oblige strictement à une authentification sur toutes les routes requises.</text:span></text:p>
      <text:p text:style-name="P104"><text:span text:style-name="T105">❒</text:span><text:span text:style-name="T106"><text:s/>L'application utilise un plugin Mongoose (unique validator) approprié pour garantir que les adresses électroniques stockées dans la base de données sont uniques.</text:span></text:p>
      <text:p text:style-name="P107"><text:span text:style-name="T108">❒</text:span><text:span text:style-name="T109"><text:s/>La configuration de la sécurité dans la base de données MongoDB permet à l'évaluateur d'exécuter avec succès l'application sur sa propre machine.</text:span></text:p>
      <text:p text:style-name="P110"><text:span text:style-name="T111">❒</text:span><text:span text:style-name="T112"><text:s/>L'application utilise un plugin Mongoose approprié pour s'assurer que toute erreur dans la base de données est signalée.</text:span></text:p>
      <text:p text:style-name="P113"><text:span text:style-name="T114">❒</text:span><text:span text:style-name="T115"><text:s/>L'utilisateur ajoute le contenu du dossier images à gitignore, afin que les images ne soient pas téléchargées sur GitHub.</text:span></text:p>
      <text:p text:style-name="P116"/>
      <text:p text:style-name="P117">🎯 Mettre en œuvre des opérations CRUD de manière sécurisée</text:p>
      <text:p text:style-name="P118"/>
      <text:p text:style-name="P119">L'API est complète lorsque :</text:p>
      <text:p text:style-name="P120"><text:span text:style-name="T121">❒</text:span><text:span text:style-name="T122"><text:s/>L'application effectue des opérations de création, de lecture, de mise à jour et de suppression telles que définies dans les spécifications de l'AP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h He</meta:initial-creator>
    <dc:creator>Math</dc:creator>
    <meta:creation-date>2022-05-02T08:03:00Z</meta:creation-date>
    <dc:date>2022-07-18T08:33:00Z</dc:date>
    <meta:template xlink:href="Normal" xlink:type="simple"/>
    <meta:editing-cycles>35</meta:editing-cycles>
    <meta:editing-duration>PT128100S</meta:editing-duration>
    <meta:document-statistic meta:page-count="5" meta:paragraph-count="28" meta:word-count="2105" meta:character-count="14079" meta:row-count="100" meta:non-whitespace-character-count="12002"/>
  </office:meta>
</office:document-meta>
</file>